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5.5014in" fo:margin-left="0.3556in" table:align="left"/>
    </style:style>
    <style:style style:name="Table2.A" style:family="table-column">
      <style:table-column-properties style:column-width="5.5014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ourier New1" fo:font-size="12pt" style:font-size-asian="12pt" style:font-size-complex="12pt"/>
    </style:style>
    <style:style style:name="P3" style:family="paragraph" style:parent-style-name="Table_20_Contents">
      <style:paragraph-properties fo:margin-left="0.152in" fo:margin-right="0in" fo:text-align="start" style:justify-single-word="false" fo:text-indent="0in" style:auto-text-indent="false"/>
      <style:text-properties style:font-name="Courier New1" fo:font-size="12pt" style:font-size-asian="12pt" style:font-size-complex="12pt"/>
    </style:style>
    <style:style style:name="P4" style:family="paragraph" style:parent-style-name="Standard">
      <style:paragraph-properties fo:margin-left="0.152in" fo:margin-right="0in" fo:text-align="start" style:justify-single-word="false" fo:text-indent="0in" style:auto-text-indent="false"/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152in" fo:margin-right="0in" fo:text-align="center" style:justify-single-word="false" fo:text-indent="0in" style:auto-text-indent="false"/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10" text:outline-level="1">The algorithm</text:h>
      <text:p text:style-name="P6"/>
      <text:p text:style-name="P6"/>
      <text:p text:style-name="P6">- Introduction</text:p>
      <text:p text:style-name="P6">We defined a file that contain an automata that fits to the definition of the regular expression of the structure of a query to manage a data base. This automata must be transformed when the algorithm is finished to a regular expression.</text:p>
      <text:p text:style-name="P6"/>
      <text:p text:style-name="P6">- On 20121110</text:p>
      <text:p text:style-name="P6">Presentation of the algorithm used.</text:p>
      <text:p text:style-name="P6">First we store in a hash table all token(name and definitions).</text:p>
      <text:p text:style-name="P6">We replace each token in the main definition b its corresponding value.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DEF_MAIN:=&lt;STRUCTURE_QUERY&gt;</text:p>
            <text:p text:style-name="P2">DEF_STRUCTURE_QUERY:=SELECT &lt;SPACE&gt;+ &lt;STRUCTURE_COLUMN_NAMES_FOR_RESULT&gt; FROM &lt;STRUCTURE_TABLE_LISTS&gt; WHERE &lt;STRUCTURE_FOR_QUERIES&gt;;</text:p>
            <text:p text:style-name="P2">DEF_STRUCTURE_COLUMN_NAMES_FOR_RESULT:=&lt;STRUCTURE_FOR_A_COLUMN_NAME&gt; (&lt;STRUCTURE_FOR_SEPARATOR_COLUMN_NAMES_FOR_RESULT&gt; &lt;STRUCTURE_FOR_A_COLUMN_NAME&gt;)*</text:p>
            <text:p text:style-name="P2">DEF_STRUCTURE_TABLE_LISTS:=&lt;STRUCTURE_FOR_A_TABLE_NAME&gt; (&lt;STRUCTURE_FOR_SEPARATOR_TABLE_NAMES_FOR_RESULT&gt; &lt;STRUCTURE_FOR_A_TABLE_NAME&gt;)*</text:p>
            <text:p text:style-name="P2">DEF_STRUCTURE_FOR_QUERIES:=[a-zA-Z]+=[a-zA-Z]+</text:p>
            <text:p text:style-name="P2">DEF_STRUCTURE_FOR_A_COLUMN_NAME:=[a-zA-Z]+</text:p>
            <text:p text:style-name="P2">DEF_STRUCTURE_FOR_A_TABLE_NAME:=[a-zA-Z]+</text:p>
            <text:p text:style-name="P2">DEF_STRUCTURE_FOR_SEPARATOR_COLUMN_NAMES_FOR_RESULT:=','</text:p>
            <text:p text:style-name="P2">DEF_STRUCTURE_FOR_SEPARATOR_TABLE_NAMES_FOR_RESULT:=','</text:p>
            <text:p text:style-name="P2">DEF_SPACE:=\ </text:p>
          </table:table-cell>
        </table:table-row>
      </table:table>
      <text:p text:style-name="P7"><text:alphabetical-index-mark-start text:id="IMark771225940" text:key1="Automaton" text:main-entry="true"/>Example of automaton<text:alphabetical-index-mark-end text:id="IMark771225940"/></text:p>
      <text:p text:style-name="P8"/>
      <text:p text:style-name="P8">DEF_ prefix means that is the definition name and := means that the expression after this is the definition.</text:p>
      <text:p text:style-name="P8">When there if &lt;NAME&gt; this means that it has its corresponding definition &lt;DEF_NAME&gt;.</text:p>
      <text:p text:style-name="P8"/>
      <text:p text:style-name="P8">Problem</text:p>
      <text:p text:style-name="P8">When we do this algorithm we have problem with extra spaces. See below: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SELECT &lt;SPACE&gt;+ &lt;STRUCTURE_COLUMN_NAMES_FOR_RESULT&gt; FROM &lt;STRUCTURE_TABLE_LISTS&gt; WHERE &lt;STRUCTURE_FOR_QUERIES&gt;;</text:p>
          </table:table-cell>
        </table:table-row>
      </table:table>
      <text:p text:style-name="P5"><text:alphabetical-index-mark-start text:id="IMark771224932" text:key1="Automaton" text:main-entry="true"/>See spaces between each token<text:alphabetical-index-mark-end text:id="IMark771224932"/></text:p>
      <text:p text:style-name="P8"/>
      <text:p text:style-name="P8">Solution</text:p>
      <text:p text:style-name="P8">Do not put white spaces between each token.</text:p>
      <text:p text:style-name="P8"><text:soft-page-break/><text:tab/>-&gt; will not be easy to read.</text:p>
      <text:p text:style-name="P8">May be there is another s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urier New" fo:font-size="14pt" fo:language="en" fo:country="US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13:33:15</meta:creation-date>
    <dc:date>2012-11-12T20:57:32</dc:date>
    <meta:editing-duration>PT18M56S</meta:editing-duration>
    <meta:editing-cycles>21</meta:editing-cycles>
    <meta:generator>LibreOffice/3.5$MacOSX_x86 LibreOffice_project/7e68ba2-a744ebf-1f241b7-c506db1-7d53735</meta:generator>
    <meta:document-statistic meta:table-count="2" meta:image-count="0" meta:object-count="0" meta:page-count="3" meta:paragraph-count="29" meta:word-count="181" meta:character-count="1689" meta:non-whitespace-character-count="1535"/>
  </office:meta>
</office:document-meta>
</file>